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Dialog" fo:font-size="12pt" fo:font-style="normal" style:text-underline-style="none" fo:font-weight="normal" style:font-size-asian="12pt" style:font-style-asian="normal" style:font-weight-asian="normal"/>
    </style:style>
    <style:style style:name="T2" style:family="text">
      <style:text-properties style:font-name="Dialog" fo:font-size="12pt" fo:font-style="normal" style:text-underline-style="none" fo:font-weight="normal" officeooo:rsid="001482a7" style:font-size-asian="12pt" style:font-style-asian="normal" style:font-weight-asian="normal"/>
    </style:style>
    <style:style style:name="T3" style:family="text">
      <style:text-properties style:font-name="Dialog" fo:font-size="12pt" fo:font-style="normal" style:text-underline-style="none" fo:font-weight="bold" style:font-size-asian="12pt" style:font-style-asian="normal" style:font-weight-asian="bold"/>
    </style:style>
    <style:style style:name="T4" style:family="text">
      <style:text-properties style:font-name="Dialog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fo:font-size="12pt" fo:font-style="normal" style:text-underline-style="none" fo:font-weight="normal" officeooo:rsid="001482a7" style:font-size-asian="12pt" style:font-style-asian="normal" style:font-weight-asian="normal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T8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9" style:family="text">
      <style:text-properties fo:font-style="normal" style:text-underline-style="none" fo:font-weight="normal" style:font-style-asian="normal" style:font-weight-asian="normal"/>
    </style:style>
    <style:style style:name="T10" style:family="text">
      <style:text-properties fo:font-style="normal" style:text-underline-style="none" fo:font-weight="normal" officeooo:rsid="001482a7" style:font-style-asian="normal" style:font-weight-asian="normal"/>
    </style:style>
    <style:style style:name="T11" style:family="text">
      <style:text-properties fo:font-style="normal" style:text-underline-style="none" fo:font-weight="bold" style:font-style-asian="normal" style:font-weight-asian="bold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3"/>
      <text:p text:style-name="P4"><text:span text:style-name="T9">-Persona(</text:span><text:span text:style-name="T12">CI</text:span><text:span text:style-name="T9"> , Nombres{PrimerNombre, SegudoNombre}, Apellidos{PrimerApellido, SegundoApellido}, Genero, FechaNacimiento, Telefonos*, Mail, Direccion)</text:span></text:p>
      <text:p text:style-name="P3"/>
      <text:p text:style-name="P4"><text:span text:style-name="T9">-Cliente(</text:span><text:span text:style-name="T12">CI</text:span><text:span text:style-name="T11">, </text:span><text:span text:style-name="T9">FechaRegistro, Estado)</text:span></text:p>
      <text:p text:style-name="P3">CI -&gt; Persona</text:p>
      <text:p text:style-name="P3"/>
      <text:p text:style-name="P4"><text:span text:style-name="T9">-Empleado(</text:span><text:span text:style-name="T12">CI</text:span><text:span text:style-name="T9"> , Usuario, Contra, Tipo, Estado)</text:span></text:p>
      <text:p text:style-name="P3">CI -&gt; Persona</text:p>
      <text:p text:style-name="P3"/>
      <text:p text:style-name="P4"><text:span text:style-name="T9">-</text:span><text:span text:style-name="T9">RegistroDeCambio(</text:span><text:span text:style-name="T12">Id</text:span><text:span text:style-name="T9">, CI, Sentencia, </text:span><text:span text:style-name="T10">Descripcion, </text:span><text:span text:style-name="T9">Cuando)</text:span></text:p>
      <text:p text:style-name="P3">CI -&gt; Empleado (R: Registra)</text:p>
      <text:p text:style-name="P3"/>
      <text:p text:style-name="P4"><text:span text:style-name="T9">-Reserva(</text:span><text:span text:style-name="T12">Id</text:span><text:span text:style-name="T9">, CI, Duracion {Inicio, Fin}, TipoDeIngreso, PrecioTotal, Estado, FormaDePago)</text:span></text:p>
      <text:p text:style-name="P3">CI -&gt; Cliente (R: Realizan)</text:p>
      <text:p text:style-name="P3"/>
      <text:p text:style-name="P4"><text:span text:style-name="T9">-Servicio(</text:span><text:span text:style-name="T12">Nombre</text:span><text:span text:style-name="T9">, Duracion, CapacidadMax, Precio)</text:span></text:p>
      <text:p text:style-name="P3"/>
      <text:p text:style-name="P4"><text:span text:style-name="T9">-Parametro(</text:span><text:span text:style-name="T12">Titulo</text:span><text:span text:style-name="T9">, Valor)</text:span></text:p>
      <text:p text:style-name="P3"/>
      <text:p text:style-name="P4"><text:span text:style-name="T12">Relaciones</text:span><text:span text:style-name="T9">:</text:span></text:p>
      <text:p text:style-name="P3"/>
      <text:p text:style-name="P4"><text:span text:style-name="T9">-Integran(</text:span><text:span text:style-name="T12">Id, CI</text:span><text:span text:style-name="T9">,TipoDeIngreso)</text:span></text:p>
      <text:p text:style-name="P3">Id -&gt; Reserva</text:p>
      <text:p text:style-name="P3">CI -&gt; Cliente</text:p>
      <text:p text:style-name="P3"/>
      <text:p text:style-name="P4"><text:span text:style-name="T9">-Contiene(</text:span><text:span text:style-name="T12">Id, Nombre</text:span><text:span text:style-name="T9">, Inico, Fin, Estado, FormaDePago )</text:span></text:p>
      <text:p text:style-name="P3">Id -&gt; Reserva</text:p>
      <text:p text:style-name="P3">Nombre -&gt; Servicio</text:p>
      <text:p text:style-name="P3"/>
      <text:p text:style-name="P1">R.N.E:</text:p>
      <text:p text:style-name="P3"/>
      <text:p text:style-name="P2">Entidades:</text:p>
      <text:p text:style-name="P3">Personas.Genero = {"Masuculino", "'Femenino", "No Binario"}</text:p>
      <text:p text:style-name="P3">Personas.Cliente.Estado = {Activo, Inactivo}</text:p>
      <text:p text:style-name="P3">Personas.Empleado.Tipo = {"Gerente", "Administrativo"}</text:p>
      <text:p text:style-name="P3">Personas.Empleado.Estado = {Activo, Inactivo}</text:p>
      <text:p text:style-name="P3"/>
      <text:p text:style-name="P3">Reserva.Estado ={"Confirmada","No Confirmada", "Eliminada" ,"Cancelada", "Finalizada"}</text:p>
      <text:p text:style-name="P3">Reserva.FormaDePago = {"Credito", "Debito", "Contado"}</text:p>
      <text:p text:style-name="P3">Reserva.TipoDeIngreso = {"Normal", "Hospedado", "Pensionista o Jubilado"}</text:p>
      <text:p text:style-name="P3"/>
      <text:p text:style-name="P3">Servicio.FormaDePago = {"Credito", "<text:span text:style-name="T13">Debito</text:span>", "Contado"}</text:p>
      <text:p text:style-name="P3"/>
      <text:p text:style-name="P2">Relaciones:</text:p>
      <text:p text:style-name="P3">Contiene.Estado = {"Confirmada", "Cancelada", "Finalizada"}</text:p>
      <text:p text:style-name="P3"/>
      <text:p text:style-name="P3">Integran.TipoDeIngreso = {"Normal", "Hospedado", "Pensionista o Jubilado"}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3T22:00:39.113000000</dc:date>
    <meta:editing-duration>PT3M28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2" meta:word-count="135" meta:character-count="1323" meta:non-whitespace-character-count="1220"/>
  </office:meta>
</office:document-meta>
</file>